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c9e2" officeooo:paragraph-rsid="001ac9e2"/>
    </style:style>
    <style:style style:name="P2" style:family="paragraph" style:parent-style-name="Text_20_body">
      <style:text-properties officeooo:rsid="00199688" officeooo:paragraph-rsid="00199688"/>
    </style:style>
    <style:style style:name="P3" style:family="paragraph" style:parent-style-name="Text_20_body" style:list-style-name="L1">
      <style:text-properties officeooo:rsid="001ac9e2" officeooo:paragraph-rsid="001ac9e2"/>
    </style:style>
    <style:style style:name="P4" style:family="paragraph" style:parent-style-name="Preformatted_20_Text" style:list-style-name="L1"/>
    <style:style style:name="P5" style:family="paragraph" style:parent-style-name="Preformatted_20_Text">
      <style:text-properties officeooo:paragraph-rsid="001ac9e2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Text_20_body">
      <style:text-properties officeooo:rsid="001ac9e2" officeooo:paragraph-rsid="001ac9e2"/>
    </style:style>
    <style:style style:name="T1" style:family="text">
      <style:text-properties officeooo:rsid="00105c2f"/>
    </style:style>
    <style:style style:name="T2" style:family="text">
      <style:text-properties officeooo:rsid="00199688"/>
    </style:style>
    <style:style style:name="T3" style:family="text">
      <style:text-properties officeooo:rsid="001ac9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<text:s text:c="9"/>odfdo</text:span> Test Case<text:span text:style-name="T2">3</text:span></text:h>
      <text:p text:style-name="Text_20_body"/>
      <text:p text:style-name="P1">Some text</text:p>
      <text:p text:style-name="Text_20_body"/>
      <text:p text:style-name="P2">neutr<text:span text:style-name="T3">al</text:span></text:p>
      <text:p text:style-name="Text_20_body"/>
      <text:p text:style-name="P1">several lines</text:p>
      <text:p text:style-name="P1">of text</text:p>
      <text:p text:style-name="P1">with a </text:p>
      <text:p text:style-name="P1">fixed style</text:p>
      <text:p text:style-name="Text_20_body"/>
      <text:p text:style-name="P2">standard</text:p>
      <text:list text:style-name="L1">
        <text:list-item>
          <text:p text:style-name="P3">a</text:p>
        </text:list-item>
        <text:list-item>
          <text:p text:style-name="P4">here </text:p>
          <text:p text:style-name="P4">some fixed too</text:p>
        </text:list-item>
        <text:list-item>
          <text:p text:style-name="P3">hop</text:p>
        </text:list-item>
      </text:list>
      <text:p text:style-name="Preformatted_20_Text">another one, </text:p>
      <text:p text:style-name="Preformatted_20_Text">with *thing* and other things</text:p>
      <text:p text:style-name="P5">in it<text:line-break/> <text:span text:style-name="T3">tabs</text:span><text:tab/><text:span text:style-name="T3">in same place<text:line-break/> <text:s text:c="5"/>spaces</text:span></text:p>
      <text:p text:style-name="P1"><text:span text:style-name="T4">bold</text:span> <text:s/>or <text:span text:style-name="T5">italic</text:span> ?</text:p>
      <text:p text:style-name="Text_20_body">End here</text:p>
      <text:p text:style-name="P5"><text:span text:style-name="T3"><text:s/></text:span></text:p>
      <text:p text:style-name="P6"/>
      <text:p text:style-name="P7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7:29.018753</meta:creation-date>
    <dc:date>2024-11-30T13:57:30.018753</dc:date>
    <meta:editing-duration>PT00H00M01S</meta:editing-duration>
    <meta:editing-cycles>1</meta:editing-cycles>
    <meta:generator>odfdo 3.12.0</meta:generator>
    <meta:document-statistic meta:table-count="0" meta:image-count="0" meta:object-count="0" meta:page-count="2" meta:paragraph-count="18" meta:word-count="44" meta:character-count="222" meta:non-whitespace-character-count="177"/>
  </office:meta>
</office:document-meta>
</file>